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7.59cm" style:rel-column-width="29249*"/>
    </style:style>
    <style:style style:name="Table1.B" style:family="table-column">
      <style:table-column-properties style:column-width="0.912cm" style:rel-column-width="3514*"/>
    </style:style>
    <style:style style:name="Table1.C" style:family="table-column">
      <style:table-column-properties style:column-width="3.891cm" style:rel-column-width="14995*"/>
    </style:style>
    <style:style style:name="Table1.D" style:family="table-column">
      <style:table-column-properties style:column-width="2.506cm" style:rel-column-width="9659*"/>
    </style:style>
    <style:style style:name="Table1.E" style:family="table-column">
      <style:table-column-properties style:column-width="2.106cm" style:rel-column-width="811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304cm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paragraph-rsid="009e3ddf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fo:font-weight="bold" officeooo:rsid="00adcd69" officeooo:paragraph-rsid="009ec49b" style:font-size-asian="10pt" style:font-weight-asian="bold" style:font-size-complex="10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paragraph-rsid="00982e61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982e61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7594b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74ec1b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7594b2" officeooo:paragraph-rsid="007594b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a0b075" officeooo:paragraph-rsid="00a0b075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705807" officeooo:paragraph-rsid="0074ec1b" style:font-size-asian="10pt" style:font-size-complex="10pt"/>
    </style:style>
    <style:style style:name="P12" style:family="paragraph" style:parent-style-name="Table_20_Contents">
      <style:text-properties fo:font-size="10pt" officeooo:rsid="00705807" officeooo:paragraph-rsid="0093d87c" style:font-size-asian="10pt" style:font-size-complex="10pt"/>
    </style:style>
    <style:style style:name="P13" style:family="paragraph" style:parent-style-name="Table_20_Contents">
      <style:text-properties fo:font-size="10pt" officeooo:rsid="007bc83c" officeooo:paragraph-rsid="007bc83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paragraph-rsid="0095e41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paragraph-rsid="000a7e39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weight="bold" officeooo:rsid="00705807" officeooo:paragraph-rsid="00705807" style:font-weight-asian="bold" style:font-weight-complex="bold"/>
    </style:style>
    <style:style style:name="P18" style:family="paragraph" style:parent-style-name="Table_20_Contents">
      <style:text-properties officeooo:paragraph-rsid="0095e412"/>
    </style:style>
    <style:style style:name="P19" style:family="paragraph" style:parent-style-name="Standard">
      <style:text-properties officeooo:paragraph-rsid="000a7e39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0adcd69"/>
    </style:style>
    <style:style style:name="T4" style:family="text">
      <style:text-properties officeooo:rsid="00705807"/>
    </style:style>
    <style:style style:name="T5" style:family="text">
      <style:text-properties officeooo:rsid="003b7db6"/>
    </style:style>
    <style:style style:name="T6" style:family="text">
      <style:text-properties officeooo:rsid="008b78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officeooo:rsid="0095e412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fo:font-size="10pt" officeooo:rsid="0095e412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7">Customer Name: <text:s/><text:text-input text:description="&lt;o.partner_id.name&gt;">Customer Name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2"><text:span text:style-name="T7">Address: </text:span><text:s/></text:p>
            <text:p text:style-name="P12"><text:text-input text:description="&lt;o.partner_id.street&gt;">Street</text:text-input> <text:text-input text:description="&lt;o.partner_id.street2&gt;">Street2</text:text-input> <text:s text:c="2"/><text:text-input text:description="&lt;o.partner_id.city&gt;">
City</text:text-input>, <text:s/><text:text-input text:description="&lt;o.partner_id.state_id.name&gt;">State</text:text-input>, <text:text-input text:description="&lt;o.partner_id.country_id.name&gt;">Country</text:text-input>, <text:text-input text:description="&lt;o.partner_id.zip&gt;">Zi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3">Source Document: <text:text-input text:description="&lt;o.origin&gt;">Source Doc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6">Product <text:s/><text:span text:style-name="T6">Name</text:span></text:p>
          </table:table-cell>
          <table:table-cell table:style-name="Table1.A4" table:number-columns-spanned="2" office:value-type="string">
            <text:p text:style-name="P9">Serial No</text:p>
          </table:table-cell>
          <table:covered-table-cell/>
          <table:table-cell table:style-name="Table1.A4" office:value-type="string">
            <text:p text:style-name="P7">QTY</text:p>
          </table:table-cell>
          <table:table-cell table:style-name="Table1.A2" office:value-type="string">
            <text:p text:style-name="P8">UOM</text:p>
          </table:table-cell>
        </table:table-row>
        <table:table-row>
          <table:table-cell table:style-name="Table1.A2" table:number-columns-spanned="5" office:value-type="string">
            <text:p text:style-name="P11"><text:text-input text:description="&lt;for each=&quot;line in get_move_lines(o)&quot;&gt;">For start product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4"><text:text-input text:description="&lt;line['product']&gt;">  Product</text:text-input></text:p>
          </table:table-cell>
          <table:table-cell table:style-name="Table1.A4" table:number-columns-spanned="2" office:value-type="string">
            <text:p text:style-name="P14"><text:text-input text:description="&lt;line['serialno']&gt;">Serial No</text:text-input></text:p>
          </table:table-cell>
          <table:covered-table-cell/>
          <table:table-cell table:style-name="Table1.A4" office:value-type="string">
            <text:p text:style-name="P14"><text:text-input text:description="&lt;line['qty_done']&gt;">QTY</text:text-input></text:p>
          </table:table-cell>
          <table:table-cell table:style-name="Table1.A2" office:value-type="string">
            <text:p text:style-name="P14"><text:text-input text:description="&lt;line['uom']&gt;">Product UOM</text:text-input></text:p>
          </table:table-cell>
        </table:table-row>
        <table:table-row>
          <table:table-cell table:style-name="Table1.A2" table:number-columns-spanned="5" office:value-type="string">
            <text:p text:style-name="P10"><text:text-input text:description="&lt;/for&gt;">For End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2" office:value-type="string">
            <text:p text:style-name="P15"><text:span text:style-name="T9">R</text:span><text:span text:style-name="T8">eceiver signature:</text:span></text:p>
          </table:table-cell>
          <table:covered-table-cell/>
          <table:table-cell table:style-name="Table1.A2" table:number-columns-spanned="3" office:value-type="string">
            <text:p text:style-name="P18"><text:span text:style-name="T8"><text:s/></text:span><text:span text:style-name="T10"><text:s/></text:span><text:span text:style-name="T11">A</text:span><text:span text:style-name="T10">uthorize signature :</text:span></text:p>
          </table:table-cell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paragraph-rsid="009e3ddf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fo:font-weight="bold" officeooo:rsid="00adcd69" officeooo:paragraph-rsid="009ec49b" style:font-size-asian="10pt" style:font-weight-asian="bold" style:font-size-complex="10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bold" officeooo:paragraph-rsid="00982e61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982e61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12pt" fo:font-weight="bold" officeooo:paragraph-rsid="000a7e39" style:font-size-asian="12pt" style:font-weight-asian="bold" style:font-size-complex="12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0adcd69"/>
    </style:style>
    <style:style style:name="MT4" style:family="text">
      <style:text-properties officeooo:rsid="00705807"/>
    </style:style>
    <style:style style:name="MT5" style:family="text">
      <style:text-properties officeooo:rsid="003b7db6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2"/><text:span text:style-name="MT1"><text:text-input text:description="&lt;company_name(o)&gt;">Company Name</text:text-input></text:span><text:span text:style-name="MT2"> </text:span></text:p>
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text:span text:style-name="MT3"> </text:span><text:span text:style-name="MT3"><text:text-input text:description="&lt;company_address(o)&gt;">Company Address</text:text-input></text:span></text:p>
        <text:p text:style-name="MP4"><text:span text:style-name="MT4">Delivery Challan</text:span> </text:p>
        <text:p text:style-name="MP5"><text:span text:style-name="MT5">DATE</text:span> <text:date style:data-style-name="N79" text:date-value="2017-04-24T11:06:26.889054765">Monday, April 24, 2017</text:dat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4-24T11:06:26.845512135</dc:date>
    <meta:editing-duration>PT6H50M</meta:editing-duration>
    <meta:editing-cycles>83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84" meta:character-count="350" meta:non-whitespace-character-count="303"/>
  </office:meta>
</office:document-meta>
</file>